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is chapter recaps the important points learned during this project.</text:p>
      <text:p text:style-name="Standard">The approach to design top-down and implement bottom-up is a big help to get a good overview of the whole system in the first place but then helps to decompose big problems into small sub-problems and solve them one by one. If an error occurs in the design process this is however detected only after the implementation of the system and leads to a reiteration of the whole process. It is therefore crucial to be as precise as possible during the design process.</text:p>
      <text:p text:style-name="Standard">One lesson learned was the fact that simulation is not the same as synthetisation, so it is important to plan enough time to do the synthetization of the project to be able to solve error occurring during this step ands to analyze all the warnings produced by the synthesizer.</text:p>
      <text:p text:style-name="Standard">During the design one should always split sequential circuits into a control unit and a datapath. Combinatorial circuits however can be placed in only one ent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mon Maurer</meta:initial-creator>
    <meta:creation-date>2013-02-03T15:43:00</meta:creation-date>
    <meta:generator>LibreOffice/3.5$Linux_x86 LibreOffice_project/350m1$Build-2</meta:generator>
    <dc:date>2013-02-03T15:58:00</dc:date>
    <dc:creator>Simon Maurer</dc:creator>
    <meta:editing-duration>P0D</meta:editing-duration>
    <meta:editing-cycles>1</meta:editing-cycles>
    <meta:document-statistic meta:table-count="0" meta:image-count="0" meta:object-count="0" meta:page-count="1" meta:paragraph-count="4" meta:word-count="168" meta:character-count="969" meta:non-whitespace-character-count="805"/>
  </office:meta>
</office:document-meta>
</file>